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 fo:text-align="start" style:justify-single-word="false" style:writing-mode="lr-tb"/>
    </style:style>
    <style:style style:name="P2" style:family="paragraph" style:parent-style-name="Preformatted_20_Text">
      <style:paragraph-properties fo:text-align="start" style:justify-single-word="false" style:writing-mode="lr-tb"/>
      <style:text-properties officeooo:rsid="00005c92" officeooo:paragraph-rsid="00005c92"/>
    </style:style>
    <style:style style:name="P3" style:family="paragraph" style:parent-style-name="Preformatted_20_Text">
      <style:paragraph-properties fo:text-align="start" style:justify-single-word="false" style:writing-mode="lr-tb"/>
    </style:style>
    <style:style style:name="P4" style:family="paragraph" style:parent-style-name="Standard">
      <style:paragraph-properties fo:text-align="end" style:justify-single-word="false" style:writing-mode="rl-tb"/>
      <style:text-properties officeooo:rsid="00005aad" officeooo:paragraph-rsid="00005aad"/>
    </style:style>
    <style:style style:name="P5" style:family="paragraph" style:parent-style-name="Standard">
      <style:paragraph-properties fo:text-align="end" style:justify-single-word="false" style:writing-mode="rl-tb"/>
      <style:text-properties officeooo:rsid="00005c92" officeooo:paragraph-rsid="00005c92"/>
    </style:style>
    <style:style style:name="P6" style:family="paragraph" style:parent-style-name="Standard">
      <style:paragraph-properties fo:text-align="start" style:justify-single-word="false" style:writing-mode="lr-tb"/>
      <style:text-properties officeooo:rsid="00005aad" officeooo:paragraph-rsid="00005a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USB ISO Boot:</text:p>
      <text:p text:style-name="P4">برای این کار ابتدا با استفاده از دستور زیر گراب را بر روی فلش نصب میکنیم:</text:p>
      <text:p text:style-name="P6">sudo grub-install --force --no-floppy --boot-directory="/run/media/ali/ali-usb/Recovery" /dev/sdc</text:p>
      <text:p text:style-name="P4">مسیر اول آدرس پوشه‌ایست که تنظیمات گراب درون آن قرار گرفته است</text:p>
      <text:p text:style-name="P4">مسیر دوم آدرس سخت افزاری فلش است</text:p>
      <text:p text:style-name="P5">با استفاده از دستور زیر grub.cfg را در پوشه مورد نظر ایجاد میکنیم.</text:p>
      <text:p text:style-name="P2"><text:span text:style-name="Source_20_Text">grub-mkconfig -o /media/MULTIBOOT/boot/grub/grub.cfg</text:span></text:p>
      <text:p text:style-name="P5"/>
      <text:p text:style-name="P5">براس جای گذاری اطلاعات iso ها و نحوه بوت آن‌ها به صورت زیر عمل میکنیم</text:p>
      <text:p text:style-name="P2"><text:span text:style-name="Source_20_Text"/></text:p>
      <text:p text:style-name="P2"><text:span text:style-name="Source_20_Text"><text:s/>menuentry "Arch Linux" {</text:span></text:p>
      <text:p text:style-name="P3"><text:span text:style-name="Source_20_Text"><text:s text:c="2"/>linux (loop)/arch/boot/x86_64/vmlinuz img_dev=$device</text:span></text:p>
      <text:p text:style-name="P3"><text:span text:style-name="Source_20_Text">img_loop=$isofile archisolabel=$isolabel archisobasedir=arch</text:span></text:p>
      <text:p text:style-name="P3"><text:span text:style-name="Source_20_Text">earlymodules=loop</text:span></text:p>
      <text:p text:style-name="P3"><text:span text:style-name="Source_20_Text"><text:s text:c="2"/>initrd (loop)/arch/boot/x86_64/archiso.img</text:span></text:p>
      <text:p text:style-name="P3"><text:span text:style-name="Source_20_Text"><text:s/>}</text:span></text:p>
      <text:p text:style-name="P1"><text:span text:style-name="Source_20_Text">}</text:span></text:p>
      <text:p text:style-name="P1"><text:span text:style-name="Source_20_Text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SC Regular" style:font-size-asian="10.5pt" style:language-asian="zh" style:country-asian="CN" style:font-name-complex="Noto Sans Devanagari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SC Regular" style:font-size-asian="10.5pt" style:language-asian="zh" style:country-asian="CN" style:font-name-complex="Noto Sans Devanagari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31T19:13:47.182647796</meta:creation-date>
    <dc:date>2020-07-31T19:44:16.292912822</dc:date>
    <meta:editing-duration>PT20M21S</meta:editing-duration>
    <meta:editing-cycles>2</meta:editing-cycles>
    <meta:generator>LibreOffice/6.4.5.2$Linux_X86_64 LibreOffice_project/40$Build-2</meta:generator>
    <meta:document-statistic meta:table-count="0" meta:image-count="0" meta:object-count="0" meta:page-count="1" meta:paragraph-count="15" meta:word-count="93" meta:character-count="666" meta:non-whitespace-character-count="585"/>
  </office:meta>
</office:document-meta>
</file>